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" style:family="table">
      <style:table-properties style:width="4.207cm" table:align="left"/>
    </style:style>
    <style:style style:name="Tabla1.A" style:family="table-column">
      <style:table-column-properties style:column-width="4.207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736cm"/>
    </style:style>
    <style:style style:name="Tabla1.4" style:family="table-row">
      <style:table-row-properties style:min-row-height="0.794cm"/>
    </style:style>
    <style:style style:name="P1" style:family="paragraph" style:parent-style-name="Table_20_Contents">
      <style:paragraph-properties fo:text-align="center" style:justify-single-word="false"/>
      <style:text-properties officeooo:rsid="0016dba0" officeooo:paragraph-rsid="0016dba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style:line-height-at-least="0.503cm"/>
      <style:text-properties officeooo:paragraph-rsid="0014cb5f"/>
    </style:style>
    <style:style style:name="P4" style:family="paragraph" style:parent-style-name="Standard" style:list-style-name="L3">
      <style:paragraph-properties style:line-height-at-least="0.503cm"/>
    </style:style>
    <style:style style:name="P5" style:family="paragraph" style:parent-style-name="Standard" style:list-style-name="L3">
      <style:paragraph-properties style:line-height-at-least="0.503cm"/>
      <style:text-properties officeooo:paragraph-rsid="0014cb5f"/>
    </style:style>
    <style:style style:name="P6" style:family="paragraph" style:parent-style-name="Standard">
      <style:paragraph-properties style:line-height-at-least="0.503cm"/>
      <style:text-properties officeooo:rsid="0014e37e" officeooo:paragraph-rsid="0014e37e"/>
    </style:style>
    <style:style style:name="P7" style:family="paragraph" style:parent-style-name="Standard" style:list-style-name="L3">
      <style:paragraph-properties style:line-height-at-least="0.503cm"/>
      <style:text-properties officeooo:rsid="0014e37e" officeooo:paragraph-rsid="0014e37e"/>
    </style:style>
    <style:style style:name="P8" style:family="paragraph" style:parent-style-name="Standard" style:list-style-name="L3">
      <style:paragraph-properties style:line-height-at-least="0.503cm"/>
      <style:text-properties officeooo:rsid="00157c23" officeooo:paragraph-rsid="00157c23"/>
    </style:style>
    <style:style style:name="P9" style:family="paragraph">
      <loext:graphic-properties draw:fill="none" draw:fill-color="#ffffff"/>
    </style:style>
    <style:style style:name="T1" style:family="text">
      <style:text-properties fo:color="#f8f8f2" style:font-name="Droid Sans Mono" fo:font-size="10.5pt" fo:language="es" fo:country="AR" fo:font-weight="normal" officeooo:rsid="0014cb5f" fo:background-color="transparent" loext:char-shading-value="0"/>
    </style:style>
    <style:style style:name="T2" style:family="text">
      <style:text-properties fo:color="#f8f8f2" style:font-name="Droid Sans Mono" fo:font-size="10.5pt" fo:language="es" fo:country="AR" fo:font-weight="normal" fo:background-color="transparent" loext:char-shading-value="0"/>
    </style:style>
    <style:style style:name="T3" style:family="text">
      <style:text-properties fo:color="#f8f8f2" style:font-name="Droid Sans Mono" fo:font-size="10.5pt" fo:font-weight="normal" fo:background-color="transparent" loext:char-shading-value="0"/>
    </style:style>
    <style:style style:name="T4" style:family="text">
      <style:text-properties fo:color="#f92672" fo:background-color="transparent" loext:char-shading-value="0"/>
    </style:style>
    <style:style style:name="T5" style:family="text">
      <style:text-properties fo:color="#f92672" style:font-name="Droid Sans Mono" fo:font-size="10.5pt" fo:language="es" fo:country="AR" fo:font-weight="normal" officeooo:rsid="0014cb5f" fo:background-color="transparent" loext:char-shading-value="0"/>
    </style:style>
    <style:style style:name="T6" style:family="text">
      <style:text-properties fo:color="#f92672" style:font-name="Droid Sans Mono" fo:font-size="10.5pt" fo:language="es" fo:country="AR" fo:font-weight="normal" fo:background-color="transparent" loext:char-shading-value="0"/>
    </style:style>
    <style:style style:name="T7" style:family="text">
      <style:text-properties fo:color="#f92672" style:font-name="Droid Sans Mono" fo:font-size="10.5pt" fo:font-weight="normal" fo:background-color="transparent" loext:char-shading-value="0"/>
    </style:style>
    <style:style style:name="T8" style:family="text">
      <style:text-properties fo:color="#f92672" style:font-name="Droid Sans Mono" fo:font-size="10.5pt" fo:font-weight="normal" officeooo:rsid="0014cb5f" fo:background-color="transparent" loext:char-shading-value="0"/>
    </style:style>
    <style:style style:name="T9" style:family="text">
      <style:text-properties fo:color="#a6e22e" style:font-name="Droid Sans Mono" fo:font-size="10.5pt" fo:language="es" fo:country="AR" fo:font-weight="normal" officeooo:rsid="0014cb5f" fo:background-color="transparent" loext:char-shading-value="0"/>
    </style:style>
    <style:style style:name="T10" style:family="text">
      <style:text-properties fo:color="#a6e22e" style:font-name="Droid Sans Mono" fo:font-size="10.5pt" fo:language="es" fo:country="AR" fo:font-weight="normal" fo:background-color="transparent" loext:char-shading-value="0"/>
    </style:style>
    <style:style style:name="T11" style:family="text">
      <style:text-properties fo:color="#a6e22e" style:font-name="Droid Sans Mono" fo:font-size="10.5pt" fo:font-weight="normal" fo:background-color="transparent" loext:char-shading-value="0"/>
    </style:style>
    <style:style style:name="T12" style:family="text">
      <style:text-properties fo:color="#e6db74" style:font-name="Droid Sans Mono" fo:font-size="10.5pt" fo:language="es" fo:country="AR" fo:font-weight="normal" officeooo:rsid="0014cb5f" fo:background-color="transparent" loext:char-shading-value="0"/>
    </style:style>
    <style:style style:name="T13" style:family="text">
      <style:text-properties fo:color="#e6db74" style:font-name="Droid Sans Mono" fo:font-size="10.5pt" fo:font-weight="normal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000000" style:font-name="Droid Sans Mono" fo:font-size="10.5pt" fo:language="es" fo:country="AR" fo:font-weight="normal" officeooo:rsid="0014cb5f" fo:background-color="transparent" loext:char-shading-value="0"/>
    </style:style>
    <style:style style:name="T16" style:family="text">
      <style:text-properties fo:color="#000000" style:font-name="Droid Sans Mono" fo:font-size="10.5pt" fo:language="es" fo:country="AR" fo:font-weight="normal" fo:background-color="transparent" loext:char-shading-value="0"/>
    </style:style>
    <style:style style:name="T17" style:family="text">
      <style:text-properties fo:color="#000000" style:font-name="Droid Sans Mono" fo:font-size="10.5pt" fo:font-weight="normal" fo:background-color="transparent" loext:char-shading-value="0"/>
    </style:style>
    <style:style style:name="T18" style:family="text">
      <style:text-properties fo:color="#000000" style:font-name="Droid Sans Mono" fo:font-size="10.5pt" fo:font-weight="normal" officeooo:rsid="0014cb5f" fo:background-color="transparent" loext:char-shading-value="0"/>
    </style:style>
    <style:style style:name="T19" style:family="text">
      <style:text-properties fo:color="#000000" style:font-name="Droid Sans Mono" fo:font-size="10.5pt" fo:font-weight="normal" officeooo:rsid="0014e37e" fo:background-color="transparent" loext:char-shading-value="0"/>
    </style:style>
    <style:style style:name="T20" style:family="text">
      <style:text-properties fo:color="#e16173" style:font-name="Droid Sans Mono" fo:font-size="10.5pt" fo:font-weight="normal" fo:background-color="transparent" loext:char-shading-value="0"/>
    </style:style>
    <style:style style:name="T21" style:family="text">
      <style:text-properties fo:color="#d62e4e" style:font-name="Droid Sans Mono" fo:font-size="10.5pt" fo:font-weight="normal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40033636" text:style-name="L3">
        <text:list-item>
          <text:p text:style-name="P4"><text:span text:style-name="T16">&lt;!</text:span><text:span text:style-name="T6">DOCTYPE</text:span><text:span text:style-name="T2"> </text:span><text:span text:style-name="T10">html</text:span><text:span text:style-name="T16">&gt;→</text:span><text:span text:style-name="T15"> Indica que es un archivo html</text:span></text:p>
        </text:list-item>
        <text:list-item>
          <text:p text:style-name="P4"><text:span text:style-name="T17">&lt;</text:span><text:span text:style-name="T7">html</text:span><text:span text:style-name="T3"> </text:span><text:span text:style-name="T11">lang="es"</text:span><text:span text:style-name="T17">&gt;→</text:span><text:span text:style-name="T18"> </text:span><text:span text:style-name="T19">Lenguaje</text:span><text:span text:style-name="T18"> de la pagina</text:span></text:p>
        </text:list-item>
        <text:list-item>
          <text:p text:style-name="P5"><text:span text:style-name="T17">&lt;</text:span><text:span text:style-name="T7">head </text:span><text:span text:style-name="T17">→</text:span><text:span text:style-name="T8"> </text:span><text:span text:style-name="T15">Va a tener los datos más importantes</text:span></text:p>
        </text:list-item>
        <text:list-item>
          <text:p text:style-name="P5"><text:span text:style-name="T15">&lt;</text:span><text:span text:style-name="T5">meta</text:span><text:span text:style-name="T1"> </text:span><text:span text:style-name="T9">charset</text:span><text:span text:style-name="T1">=</text:span><text:span text:style-name="T12">"UTF-8"</text:span><text:span text:style-name="T15">&gt; → Codificación del vídeo/pantalla</text:span></text:p>
        </text:list-item>
        <text:list-item>
          <text:p text:style-name="P4"><text:span text:style-name="T17">&lt;</text:span><text:span text:style-name="T7">meta</text:span><text:span text:style-name="T3"> </text:span><text:span text:style-name="T11">name</text:span><text:span text:style-name="T17">=</text:span><text:span text:style-name="T13">"viewport"</text:span><text:span text:style-name="T3"> </text:span><text:span text:style-name="T11">content</text:span><text:span text:style-name="T17">=</text:span><text:span text:style-name="T13">"width=device-width, initial-scale=1.0"</text:span><text:span text:style-name="T17">&gt; →</text:span><text:span text:style-name="T19"> Configuraciones de la pagina o para <text:s/>que se auto escale la pantalla</text:span></text:p>
        </text:list-item>
        <text:list-item>
          <text:p text:style-name="P4"><text:span text:style-name="T17">&lt;</text:span><text:span text:style-name="T7">title</text:span><text:span text:style-name="T17">&gt;HOLA MUNDO&lt;</text:span><text:span text:style-name="T3">/</text:span><text:span text:style-name="T7">title</text:span><text:span text:style-name="T17">&gt; →</text:span><text:span text:style-name="T19"> Nombre de la pagina </text:span></text:p>
        </text:list-item>
        <text:list-item>
          <text:p text:style-name="P7"><text:span text:style-name="T17">&lt;/</text:span><text:span text:style-name="T21">body</text:span><text:span text:style-name="T17">&gt; → Cuerpo de la pagina</text:span></text:p>
        </text:list-item>
        <text:list-item>
          <text:p text:style-name="P8"><text:span text:style-name="T17">&lt;/</text:span><text:span text:style-name="T7">head</text:span><text:span text:style-name="T17">&gt; → titulo/nombre/presentación</text:span></text:p>
        </text:list-item>
      </text:list>
      <text:p text:style-name="P3"><text:span text:style-name="T15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<draw:frame text:anchor-type="paragraph" draw:z-index="0" draw:name="Forma1" draw:style-name="gr1" draw:text-style-name="P9" svg:width="5.372cm" svg:height="1.509cm" svg:x="4.844cm" svg:y="2.321cm"><draw:text-box><text:p>SECTION → ARTICULO</text:p></draw:text-box></draw:frame>HEADER</text:p>
          </table:table-cell>
        </table:table-row>
        <table:table-row>
          <table:table-cell table:style-name="Tabla1.A2" office:value-type="string">
            <text:p text:style-name="P1">NAV</text:p>
          </table:table-cell>
        </table:table-row>
        <table:table-row table:style-name="Tabla1.3">
          <table:table-cell table:style-name="Tabla1.A2" office:value-type="string">
            <text:p text:style-name="P2"><draw:frame text:anchor-type="paragraph" draw:z-index="1" draw:name="Forma2" draw:style-name="gr2" draw:text-style-name="P9" svg:width="4.472cm" svg:height="0.489cm" svg:x="2.753cm" svg:y="0.467cm"><draw:text-box><text:p>ASIDE</text:p></draw:text-box></draw:frame></text:p>
            <text:p text:style-name="P2"/>
            <text:p text:style-name="P1">MAIN</text:p>
            <text:p text:style-name="P1"/>
          </table:table-cell>
        </table:table-row>
        <table:table-row table:style-name="Tabla1.4">
          <table:table-cell table:style-name="Tabla1.A2" office:value-type="string">
            <text:p text:style-name="P1">FOOTER</text:p>
          </table:table-cell>
        </table:table-row>
      </table:table>
      <text:p text:style-name="P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3:23:47</meta:creation-date>
    <meta:generator>LibreOffice/6.1.5.2$Linux_X86_64 LibreOffice_project/10$Build-2</meta:generator>
    <dc:date>2025-03-05T12:13:59.077523330</dc:date>
    <meta:editing-duration>PT3M38S</meta:editing-duration>
    <meta:editing-cycles>3</meta:editing-cycles>
    <meta:document-statistic meta:table-count="1" meta:image-count="0" meta:object-count="0" meta:page-count="1" meta:paragraph-count="12" meta:word-count="74" meta:character-count="465" meta:non-whitespace-character-count="409"/>
  </office:meta>
</office:document-meta>
</file>